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86956"/>
    </style:style>
    <style:style style:name="P2" style:family="paragraph" style:parent-style-name="Text_20_body">
      <style:text-properties officeooo:paragraph-rsid="00186956"/>
    </style:style>
    <style:style style:name="P3" style:family="paragraph" style:parent-style-name="Heading_20_2">
      <style:text-properties officeooo:paragraph-rsid="00186956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186956" officeooo:paragraph-rsid="00186956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T1" style:family="text">
      <style:text-properties officeooo:rsid="00186956"/>
    </style:style>
    <style:style style:name="T2" style:family="text">
      <style:text-properties fo:language="ca" fo:country="ES" officeooo:rsid="00186956"/>
    </style:style>
    <style:style style:name="T3" style:family="text">
      <style:text-properties officeooo:rsid="0019bf1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Campus </text:span><text:span text:style-name="Strong_20_Emphasis"><text:span text:style-name="T1">Virtual per una organització educativa de formació no reglada,</text:span></text:span></text:h>
      <text:p text:style-name="P2"><text:span text:style-name="Strong_20_Emphasis"><text:span text:style-name="T2">Universitat</text:span></text:span><text:span text:style-name="Strong_20_Emphasis"><text:span text:style-name="T1"> popular, </text:span></text:span><text:span text:style-name="Strong_20_Emphasis"><text:span text:style-name="T3">Ateneu, Associació, ...</text:span></text:span></text:p>
      <text:h text:style-name="P3" text:outline-level="2">1. Visió general</text:h>
      <text:p text:style-name="Text_20_body"><text:span text:style-name="Strong_20_Emphasis">Campus</text:span> és una plataforma educativa desenvolupada amb <text:span text:style-name="Strong_20_Emphasis">Laravel 12</text:span> que dona servei a múltiples rols dins d’una mateixa organització educativa. El projecte està pensat amb criteris de <text:span text:style-name="Strong_20_Emphasis">robustesa, escalabilitat i separació clara de responsabilitats</text:span>, prioritzant la mantenibilitat a llarg termini.</text:p>
      <text:p text:style-name="Text_20_body">El sistema permet gestionar:</text:p>
      <text:list text:style-name="L1">
        <text:list-item>
          <text:p text:style-name="P4">Cursos i temporades acadèmiques</text:p>
        </text:list-item>
        <text:list-item>
          <text:p text:style-name="P4">Professorat i alumnat</text:p>
        </text:list-item>
        <text:list-item>
          <text:p text:style-name="P4">Matrícules i relacions entre cursos, professors i estudiants</text:p>
        </text:list-item>
        <text:list-item>
          <text:p text:style-name="P4">Dashboards personalitzats segons el rol de l’usuari</text:p>
        </text:list-item>
      </text:list>
      <text:p text:style-name="P5">Repositori: https://github.com/martinartacho/formacio-org</text:p>
      <text:p text:style-name="Horizontal_20_Line"/>
      <text:h text:style-name="Heading_20_2" text:outline-level="2">2. Arquitectura general</text:h>
      <text:h text:style-name="Heading_20_3" text:outline-level="3">2.1 Backend</text:h>
      <text:list text:style-name="L2">
        <text:list-item>
          <text:p text:style-name="P6"><text:span text:style-name="Strong_20_Emphasis">Framework:</text:span> Laravel 12</text:p>
        </text:list-item>
        <text:list-item>
          <text:p text:style-name="P6"><text:span text:style-name="Strong_20_Emphasis">Autenticació:</text:span> Laravel Auth + verificació d’email</text:p>
        </text:list-item>
        <text:list-item>
          <text:p text:style-name="P6"><text:span text:style-name="Strong_20_Emphasis">Autorització:</text:span> Spatie Laravel Permission (roles i permisos)</text:p>
        </text:list-item>
        <text:list-item>
          <text:p text:style-name="P6"><text:span text:style-name="Strong_20_Emphasis">Base de dades:</text:span> MySQL</text:p>
        </text:list-item>
        <text:list-item>
          <text:p text:style-name="P6"><text:span text:style-name="Strong_20_Emphasis">Multi-tenant:</text:span> control per <text:span text:style-name="Source_20_Text">team_id</text:span> (scopes globals)</text:p>
        </text:list-item>
      </text:list>
      <text:h text:style-name="Heading_20_3" text:outline-level="3">2.2 Frontend</text:h>
      <text:list text:style-name="L3">
        <text:list-item>
          <text:p text:style-name="P7">Blade Components</text:p>
        </text:list-item>
        <text:list-item>
          <text:p text:style-name="P7">Layouts reutilitzables</text:p>
        </text:list-item>
        <text:list-item>
          <text:p text:style-name="P7">Tailwind CSS</text:p>
        </text:list-item>
        <text:list-item>
          <text:p text:style-name="P7">Separació clara entre:</text:p>
          <text:list>
            <text:list-item>
              <text:p text:style-name="P7">Pàgines (views)</text:p>
            </text:list-item>
            <text:list-item>
              <text:p text:style-name="P7">Components visuals</text:p>
            </text:list-item>
            <text:list-item>
              <text:p text:style-name="P7">Components de domini (dashboard)</text:p>
            </text:list-item>
          </text:list>
        </text:list-item>
      </text:list>
      <text:p text:style-name="Horizontal_20_Line"/>
      <text:h text:style-name="Heading_20_2" text:outline-level="2"><text:soft-page-break/>3. Rols del sistema</text:h>
      <text:h text:style-name="Heading_20_3" text:outline-level="3">3.1 Admin (aïllat i estable)</text:h>
      <text:list text:style-name="L4">
        <text:list-item>
          <text:p text:style-name="P8">Gestió global del campus</text:p>
        </text:list-item>
        <text:list-item>
          <text:p text:style-name="P8">Categories, cursos, temporades, matrícules</text:p>
        </text:list-item>
        <text:list-item>
          <text:p text:style-name="P8">No comparteix layout amb Teacher / Student</text:p>
        </text:list-item>
        <text:list-item>
          <text:p text:style-name="P8">Ja es considera <text:span text:style-name="Strong_20_Emphasis">estable i funcional</text:span></text:p>
        </text:list-item>
      </text:list>
      <text:h text:style-name="Heading_20_3" text:outline-level="3">3.2 Teacher (Professor)</text:h>
      <text:list text:style-name="L5">
        <text:list-item>
          <text:p text:style-name="P9">Accés només a la seva informació</text:p>
        </text:list-item>
        <text:list-item>
          <text:p text:style-name="P9">Visualització de cursos assignats</text:p>
        </text:list-item>
        <text:list-item>
          <text:p text:style-name="P9">Estadístiques pròpies (alumnes, cursos, hores)</text:p>
        </text:list-item>
        <text:list-item>
          <text:p text:style-name="P9">Dashboard específic però basat en layout comú</text:p>
        </text:list-item>
      </text:list>
      <text:h text:style-name="Heading_20_3" text:outline-level="3">3.3 Student (Alumne)</text:h>
      <text:list text:style-name="L6">
        <text:list-item>
          <text:p text:style-name="P10">Visualització de cursos matriculats</text:p>
        </text:list-item>
        <text:list-item>
          <text:p text:style-name="P10">Històric acadèmic</text:p>
        </text:list-item>
        <text:list-item>
          <text:p text:style-name="P10">Estat de matrícules</text:p>
        </text:list-item>
        <text:list-item>
          <text:p text:style-name="P10">Dashboard paral·lel al de Teacher</text:p>
        </text:list-item>
      </text:list>
      <text:p text:style-name="Horizontal_20_Line"/>
      <text:h text:style-name="Heading_20_2" text:outline-level="2">4. Estructura de carpetes (views)</text:h>
      <text:p text:style-name="P11">resources/views/</text:p>
      <text:p text:style-name="P11">├── dashboard/</text:p>
      <text:p text:style-name="P11">│ ├── teacher.blade.php</text:p>
      <text:p text:style-name="P11">│ ├── student.blade.php</text:p>
      <text:p text:style-name="P11">│</text:p>
      <text:p text:style-name="P11">├── components/</text:p>
      <text:p text:style-name="P11">│ └── dashboard/</text:p>
      <text:p text:style-name="P11">│ ├── layout.blade.php</text:p>
      <text:p text:style-name="P11">│ ├── teacher.blade.php</text:p>
      <text:p text:style-name="P11">│ └── student.blade.php</text:p>
      <text:p text:style-name="P11">│</text:p>
      <text:p text:style-name="P11">├── campus/</text:p>
      <text:p text:style-name="P11">│ ├── courses/</text:p>
      <text:p text:style-name="P11">│ ├── categories/</text:p>
      <text:p text:style-name="P11">│ ├── seasons/</text:p>
      <text:p text:style-name="P11">│ ├── registrations/</text:p>
      <text:p text:style-name="P11">│ └── shared/</text:p>
      <text:p text:style-name="Horizontal_20_Line"/>
      <text:h text:style-name="Heading_20_2" text:outline-level="2"><text:soft-page-break/>5. Dashboards</text:h>
      <text:h text:style-name="Heading_20_3" text:outline-level="3">5.1 Principis clau</text:h>
      <text:list text:style-name="L7">
        <text:list-item>
          <text:p text:style-name="P12">El <text:span text:style-name="Strong_20_Emphasis">DashboardController</text:span> només decideix quin dashboard carregar</text:p>
        </text:list-item>
        <text:list-item>
          <text:p text:style-name="P12">La lògica de dades viu en <text:span text:style-name="Strong_20_Emphasis">Services dedicats</text:span></text:p>
        </text:list-item>
        <text:list-item>
          <text:p text:style-name="P12">Les vistes només mostren dades (zero lògica de negoci)</text:p>
        </text:list-item>
      </text:list>
      <text:h text:style-name="Heading_20_3" text:outline-level="3">5.2 Layout comú Teacher / Student</text:h>
      <text:p text:style-name="Text_20_body">El layout comú permet:</text:p>
      <text:list text:style-name="L8">
        <text:list-item>
          <text:p text:style-name="P13">Coherència visual</text:p>
        </text:list-item>
        <text:list-item>
          <text:p text:style-name="P13">Reutilització</text:p>
        </text:list-item>
        <text:list-item>
          <text:p text:style-name="P13">Canvis globals sense tocar cada rol</text:p>
        </text:list-item>
      </text:list>
      <text:p text:style-name="Text_20_body"><text:span text:style-name="Strong_20_Emphasis">Component:</text:span></text:p>
      <text:p text:style-name="Text_20_body">resources/views/components/dashboard/layout.blade.php</text:p>
      <text:p text:style-name="Text_20_body">Aquest layout encapsula:</text:p>
      <text:list text:style-name="L9">
        <text:list-item>
          <text:p text:style-name="P14">Capçalera</text:p>
        </text:list-item>
        <text:list-item>
          <text:p text:style-name="P14">Contenidor</text:p>
        </text:list-item>
        <text:list-item>
          <text:p text:style-name="P14">Slot de contingut</text:p>
        </text:list-item>
      </text:list>
      <text:p text:style-name="Horizontal_20_Line"/>
      <text:h text:style-name="Heading_20_2" text:outline-level="2">6. Services de dades</text:h>
      <text:h text:style-name="Heading_20_3" text:outline-level="3">6.1 Objectiu</text:h>
      <text:p text:style-name="Text_20_body">Els serveis encapsulen tota la lògica de construcció del dashboard:</text:p>
      <text:list text:style-name="L10">
        <text:list-item>
          <text:p text:style-name="P15">Consultes</text:p>
        </text:list-item>
        <text:list-item>
          <text:p text:style-name="P15">Estadístiques</text:p>
        </text:list-item>
        <text:list-item>
          <text:p text:style-name="P15">Validacions</text:p>
        </text:list-item>
      </text:list>
      <text:h text:style-name="Heading_20_3" text:outline-level="3">6.2 Exemples</text:h>
      <text:list text:style-name="L11">
        <text:list-item>
          <text:p text:style-name="P16"><text:span text:style-name="Source_20_Text">TeacherDashboardData</text:span></text:p>
        </text:list-item>
        <text:list-item>
          <text:p text:style-name="P16"><text:span text:style-name="Source_20_Text">StudentDashboardData</text:span></text:p>
        </text:list-item>
      </text:list>
      <text:p text:style-name="Text_20_body">Aquests serveis:</text:p>
      <text:list text:style-name="L12">
        <text:list-item>
          <text:p text:style-name="P17">Retornen arrays tipats</text:p>
        </text:list-item>
        <text:list-item>
          <text:p text:style-name="P17">No coneixen les vistes</text:p>
        </text:list-item>
        <text:list-item>
          <text:p text:style-name="P17">Són fàcilment testejables</text:p>
        </text:list-item>
      </text:list>
      <text:p text:style-name="Horizontal_20_Line"><text:soft-page-break/></text:p>
      <text:h text:style-name="Heading_20_2" text:outline-level="2">7. Control d’errors i debug</text:h>
      <text:list text:style-name="L13">
        <text:list-item>
          <text:p text:style-name="P18">Gestió explícita de:</text:p>
          <text:list>
            <text:list-item>
              <text:p text:style-name="P18">Perfil no existent</text:p>
            </text:list-item>
            <text:list-item>
              <text:p text:style-name="P18">Errors de càrrega</text:p>
            </text:list-item>
          </text:list>
        </text:list-item>
        <text:list-item>
          <text:p text:style-name="P18">Mode debug mostra:</text:p>
          <text:list>
            <text:list-item>
              <text:p text:style-name="P18">IDs</text:p>
            </text:list-item>
            <text:list-item>
              <text:p text:style-name="P18">Comptadors</text:p>
            </text:list-item>
            <text:list-item>
              <text:p text:style-name="P18">Estadístiques</text:p>
            </text:list-item>
          </text:list>
        </text:list-item>
      </text:list>
      <text:p text:style-name="Text_20_body">Això facilita diagnòstic sense tocar lògica.</text:p>
      <text:p text:style-name="Horizontal_20_Line"/>
      <text:h text:style-name="Heading_20_2" text:outline-level="2">8. Decisions de disseny importants</text:h>
      <text:list text:style-name="L14">
        <text:list-item>
          <text:p text:style-name="P19">❌ No barrejar Admin amb Teacher / Student</text:p>
        </text:list-item>
        <text:list-item>
          <text:p text:style-name="P19">✅ Layouts compartits només quan té sentit</text:p>
        </text:list-item>
        <text:list-item>
          <text:p text:style-name="P19">✅ Components petits i clars</text:p>
        </text:list-item>
        <text:list-item>
          <text:p text:style-name="P19">✅ Evitar màgia en policies i scopes</text:p>
        </text:list-item>
      </text:list>
      <text:p text:style-name="Horizontal_20_Line"/>
      <text:h text:style-name="Heading_20_2" text:outline-level="2">9. Estat actual del projecte</text:h>
      <text:list text:style-name="L15">
        <text:list-item>
          <text:p text:style-name="P20">Admin: ✔ estable</text:p>
        </text:list-item>
        <text:list-item>
          <text:p text:style-name="P20">Teacher Dashboard: ✔ funcional</text:p>
        </text:list-item>
        <text:list-item>
          <text:p text:style-name="P20">Student Dashboard: ⏳ en procés</text:p>
        </text:list-item>
        <text:list-item>
          <text:p text:style-name="P20">Arquitectura: ✔ definida i consolidada</text:p>
        </text:list-item>
      </text:list>
      <text:p text:style-name="Horizontal_20_Line"/>
      <text:h text:style-name="Heading_20_2" text:outline-level="2">10. Properes passes</text:h>
      <text:list text:style-name="L16">
        <text:list-item>
          <text:p text:style-name="P21">Finalitzar StudentDashboardData</text:p>
        </text:list-item>
        <text:list-item>
          <text:p text:style-name="P21">Afegir tests bàsics de serveis</text:p>
        </text:list-item>
        <text:list-item>
          <text:p text:style-name="P21">Documentar policies i permisos</text:p>
        </text:list-item>
        <text:list-item>
          <text:p text:style-name="P21">Refinar UX dels dashboards</text:p>
        </text:list-item>
      </text:list>
      <text:p text:style-name="Horizontal_20_Line"/>
      <text:h text:style-name="Heading_20_2" text:outline-level="2"><text:soft-page-break/>11. Filosofia del projecte</text:h>
      <text:p text:style-name="Quotations"><text:span text:style-name="Emphasis">"Millor una estructura clara que una solució ràpida."</text:span></text:p>
      <text:p text:style-name="Text_20_body">Aquest projecte prioritza:</text:p>
      <text:list text:style-name="L17">
        <text:list-item>
          <text:p text:style-name="P22">Claredat</text:p>
        </text:list-item>
        <text:list-item>
          <text:p text:style-name="P22">Evolució segura</text:p>
        </text:list-item>
        <text:list-item>
          <text:p text:style-name="P22">Facilitat de manteniment</text:p>
        </text:list-item>
      </text:list>
      <text:p text:style-name="Horizontal_20_Line"/>
      <text:p text:style-name="Text_20_body"><text:span text:style-name="Strong_20_Emphasis">Document viu</text:span> – s’anirà ampliant a mesura que el projecte evolucion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SC" style:font-family-asian="'Noto Serif SC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SC" style:font-family-asian="'Noto Serif SC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06:07:15.441440700</meta:creation-date>
    <dc:date>2026-01-27T06:19:08.886167000</dc:date>
    <meta:editing-duration>PT1M32S</meta:editing-duration>
    <meta:editing-cycles>1</meta:editing-cycles>
    <meta:document-statistic meta:table-count="0" meta:image-count="0" meta:object-count="0" meta:page-count="5" meta:paragraph-count="119" meta:word-count="544" meta:character-count="3457" meta:non-whitespace-character-count="3098"/>
    <meta:generator>LibreOffice/25.2.7.2$Windows_X86_64 LibreOffice_project/5cbfd1ab6520636bb5f7b99185aa69bd7456825d</meta:generator>
  </office:meta>
</office:document-meta>
</file>